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e2d76" officeooo:paragraph-rsid="001e2d76"/>
    </style:style>
    <style:style style:name="P2" style:family="paragraph" style:parent-style-name="Standard">
      <style:text-properties style:text-underline-style="solid" style:text-underline-width="auto" style:text-underline-color="font-color" officeooo:rsid="00242ece" officeooo:paragraph-rsid="00242ece"/>
    </style:style>
    <style:style style:name="P3" style:family="paragraph" style:parent-style-name="Standard">
      <style:text-properties style:text-underline-style="none" officeooo:rsid="001e2d76" officeooo:paragraph-rsid="001e2d76"/>
    </style:style>
    <style:style style:name="P4" style:family="paragraph" style:parent-style-name="Standard">
      <style:text-properties style:text-underline-style="none" officeooo:rsid="001e5cc7" officeooo:paragraph-rsid="001e5cc7"/>
    </style:style>
    <style:style style:name="P5" style:family="paragraph" style:parent-style-name="Standard">
      <style:text-properties style:text-underline-style="none" officeooo:rsid="001e5cc7" officeooo:paragraph-rsid="00209aec"/>
    </style:style>
    <style:style style:name="P6" style:family="paragraph" style:parent-style-name="Standard">
      <style:text-properties style:text-underline-style="none" officeooo:rsid="001e5cc7" officeooo:paragraph-rsid="00296cc4"/>
    </style:style>
    <style:style style:name="P7" style:family="paragraph" style:parent-style-name="Standard">
      <style:text-properties style:text-underline-style="none" officeooo:rsid="00220c37" officeooo:paragraph-rsid="0022e289"/>
    </style:style>
    <style:style style:name="P8" style:family="paragraph" style:parent-style-name="Standard">
      <style:text-properties style:text-underline-style="none" officeooo:rsid="002cfe60" officeooo:paragraph-rsid="002cfe60"/>
    </style:style>
    <style:style style:name="P9" style:family="paragraph" style:parent-style-name="Standard" style:list-style-name="L1">
      <style:text-properties style:text-underline-style="none" officeooo:rsid="0025fe5b" officeooo:paragraph-rsid="0025fe5b"/>
    </style:style>
    <style:style style:name="P10" style:family="paragraph" style:parent-style-name="Standard" style:list-style-name="L1">
      <style:text-properties style:text-underline-style="none" officeooo:rsid="0026c0fa" officeooo:paragraph-rsid="0026c0fa"/>
    </style:style>
    <style:style style:name="P11" style:family="paragraph" style:parent-style-name="Standard" style:list-style-name="L1">
      <style:text-properties style:text-underline-style="none" officeooo:rsid="00286509" officeooo:paragraph-rsid="00286509"/>
    </style:style>
    <style:style style:name="P12" style:family="paragraph" style:parent-style-name="Standard" style:list-style-name="L2">
      <style:text-properties style:text-underline-style="none" officeooo:rsid="00209aec" officeooo:paragraph-rsid="00209aec"/>
    </style:style>
    <style:style style:name="P13" style:family="paragraph" style:parent-style-name="Standard" style:list-style-name="L2">
      <style:text-properties style:text-underline-style="none" officeooo:rsid="00209aec" officeooo:paragraph-rsid="002c8d8c"/>
    </style:style>
    <style:style style:name="P14" style:family="paragraph" style:parent-style-name="Standard" style:list-style-name="L2">
      <style:text-properties style:text-underline-style="none" officeooo:rsid="002c8d8c" officeooo:paragraph-rsid="002c8d8c"/>
    </style:style>
    <style:style style:name="P15" style:family="paragraph" style:parent-style-name="Standard" style:list-style-name="L2">
      <style:text-properties style:text-underline-style="none" officeooo:rsid="00220c37" officeooo:paragraph-rsid="0022e289"/>
    </style:style>
    <style:style style:name="P16" style:family="paragraph" style:parent-style-name="Standard" style:list-style-name="L3">
      <style:text-properties style:text-underline-style="none" officeooo:rsid="00242ece" officeooo:paragraph-rsid="00242ece"/>
    </style:style>
    <style:style style:name="P17" style:family="paragraph" style:parent-style-name="Standard">
      <style:text-properties style:text-underline-style="none" officeooo:rsid="00242ece" officeooo:paragraph-rsid="00242ece"/>
    </style:style>
    <style:style style:name="P18" style:family="paragraph" style:parent-style-name="Standard" style:list-style-name="L3">
      <style:text-properties style:text-underline-style="none" officeooo:rsid="0028fc48" officeooo:paragraph-rsid="0028fc48"/>
    </style:style>
    <style:style style:name="P19" style:family="paragraph" style:parent-style-name="Standard">
      <style:text-properties style:text-underline-style="none" officeooo:rsid="001e5cc7" officeooo:paragraph-rsid="001e5cc7"/>
    </style:style>
    <style:style style:name="P20" style:family="paragraph" style:parent-style-name="Standard" style:list-style-name="L7">
      <style:text-properties style:text-underline-style="none" officeooo:rsid="001e5cc7" officeooo:paragraph-rsid="003b1b96"/>
    </style:style>
    <style:style style:name="P21" style:family="paragraph" style:parent-style-name="Standard">
      <style:text-properties style:text-underline-style="none" officeooo:rsid="001e5cc7" officeooo:paragraph-rsid="0041abac"/>
    </style:style>
    <style:style style:name="P22" style:family="paragraph" style:parent-style-name="Standard">
      <style:text-properties style:text-underline-style="none" officeooo:rsid="002d0f2d" officeooo:paragraph-rsid="001e5cc7"/>
    </style:style>
    <style:style style:name="P23" style:family="paragraph" style:parent-style-name="Standard" style:list-style-name="L5">
      <style:text-properties style:text-underline-style="none" fo:font-weight="normal" officeooo:rsid="0032fa8f" officeooo:paragraph-rsid="0032fa8f" style:font-weight-asian="normal" style:font-weight-complex="normal"/>
    </style:style>
    <style:style style:name="P24" style:family="paragraph" style:parent-style-name="Standard" style:list-style-name="L7">
      <style:text-properties style:text-underline-style="none" officeooo:rsid="0038fd6a" officeooo:paragraph-rsid="0038fd6a"/>
    </style:style>
    <style:style style:name="P25" style:family="paragraph" style:parent-style-name="Standard">
      <style:text-properties style:text-underline-style="none" officeooo:rsid="004b815d" officeooo:paragraph-rsid="004b815d"/>
    </style:style>
    <style:style style:name="P26" style:family="paragraph" style:parent-style-name="Standard">
      <style:text-properties fo:font-style="normal" style:text-underline-style="none" officeooo:rsid="002cfe60" officeooo:paragraph-rsid="002cfe60" style:font-style-asian="normal" style:font-style-complex="normal"/>
    </style:style>
    <style:style style:name="P27" style:family="paragraph" style:parent-style-name="Standard" style:list-style-name="L2">
      <style:text-properties fo:font-style="normal" style:text-underline-style="none" officeooo:rsid="002cfe60" officeooo:paragraph-rsid="002cfe60" style:font-style-asian="normal" style:font-style-complex="normal"/>
    </style:style>
    <style:style style:name="P28" style:family="paragraph" style:parent-style-name="Standard" style:list-style-name="L2">
      <style:text-properties fo:font-style="normal" style:text-underline-style="none" officeooo:rsid="002c8d8c" officeooo:paragraph-rsid="002c8d8c" style:font-style-asian="normal" style:font-style-complex="normal"/>
    </style:style>
    <style:style style:name="P29" style:family="paragraph" style:parent-style-name="Standard">
      <style:text-properties fo:font-style="normal" style:text-underline-style="none" officeooo:rsid="00220c37" officeooo:paragraph-rsid="0022e289" style:font-style-asian="normal" style:font-style-complex="normal"/>
    </style:style>
    <style:style style:name="P30" style:family="paragraph" style:parent-style-name="Standard" style:list-style-name="L3">
      <style:text-properties style:text-underline-style="solid" style:text-underline-width="auto" style:text-underline-color="font-color" officeooo:rsid="00242ece" officeooo:paragraph-rsid="00242ece"/>
    </style:style>
    <style:style style:name="P31" style:family="paragraph" style:parent-style-name="Standard" style:list-style-name="L3">
      <style:text-properties style:text-underline-style="solid" style:text-underline-width="auto" style:text-underline-color="font-color" officeooo:rsid="0028fc48" officeooo:paragraph-rsid="0028fc48"/>
    </style:style>
    <style:style style:name="P32" style:family="paragraph" style:parent-style-name="Standard">
      <style:text-properties style:text-underline-style="solid" style:text-underline-width="auto" style:text-underline-color="font-color" officeooo:rsid="001e2d76" officeooo:paragraph-rsid="001e2d76"/>
    </style:style>
    <style:style style:name="P33" style:family="paragraph" style:parent-style-name="Standard">
      <style:text-properties officeooo:paragraph-rsid="002d0f2d"/>
    </style:style>
    <style:style style:name="P34" style:family="paragraph" style:parent-style-name="Standard" style:list-style-name="L5">
      <style:text-properties officeooo:rsid="002eac4d" officeooo:paragraph-rsid="002eac4d"/>
    </style:style>
    <style:style style:name="P35" style:family="paragraph" style:parent-style-name="Standard">
      <style:text-properties officeooo:paragraph-rsid="002fb7d1"/>
    </style:style>
    <style:style style:name="P36" style:family="paragraph" style:parent-style-name="Standard" style:list-style-name="L5">
      <style:text-properties fo:font-weight="bold" officeooo:rsid="003183a9" officeooo:paragraph-rsid="003183a9" style:font-weight-asian="bold" style:font-weight-complex="bold"/>
    </style:style>
    <style:style style:name="P37" style:family="paragraph" style:parent-style-name="Standard">
      <style:text-properties officeooo:rsid="0034a831" officeooo:paragraph-rsid="00376e21"/>
    </style:style>
    <style:style style:name="P38" style:family="paragraph" style:parent-style-name="Standard">
      <style:text-properties officeooo:rsid="0035e330" officeooo:paragraph-rsid="0035e330"/>
    </style:style>
    <style:style style:name="P39" style:family="paragraph" style:parent-style-name="Standard" style:list-style-name="L6">
      <style:text-properties officeooo:paragraph-rsid="00376e21"/>
    </style:style>
    <style:style style:name="P40" style:family="paragraph" style:parent-style-name="Standard" style:list-style-name="L7">
      <style:text-properties officeooo:paragraph-rsid="0038fd6a"/>
    </style:style>
    <style:style style:name="P41" style:family="paragraph" style:parent-style-name="Standard" style:list-style-name="L7">
      <style:text-properties officeooo:rsid="0038fd6a" officeooo:paragraph-rsid="0038fd6a"/>
    </style:style>
    <style:style style:name="P42" style:family="paragraph" style:parent-style-name="Standard" style:list-style-name="L7">
      <style:text-properties officeooo:rsid="003b1b96" officeooo:paragraph-rsid="003b1b96"/>
    </style:style>
    <style:style style:name="P43" style:family="paragraph" style:parent-style-name="Standard">
      <style:text-properties officeooo:paragraph-rsid="0041abac"/>
    </style:style>
    <style:style style:name="P44" style:family="paragraph" style:parent-style-name="Standard">
      <style:paragraph-properties fo:break-before="page"/>
      <style:text-properties style:text-underline-style="solid" style:text-underline-width="auto" style:text-underline-color="font-color" officeooo:rsid="001e2d76" officeooo:paragraph-rsid="001e2d76"/>
    </style:style>
    <style:style style:name="T1" style:family="text">
      <style:text-properties style:text-underline-style="none"/>
    </style:style>
    <style:style style:name="T2" style:family="text">
      <style:text-properties style:text-underline-style="none" officeooo:rsid="002d0f2d"/>
    </style:style>
    <style:style style:name="T3" style:family="text">
      <style:text-properties style:text-underline-style="none" officeooo:rsid="0038fd6a"/>
    </style:style>
    <style:style style:name="T4" style:family="text">
      <style:text-properties style:text-underline-style="none" officeooo:rsid="0040e120"/>
    </style:style>
    <style:style style:name="T5" style:family="text">
      <style:text-properties style:text-underline-style="none" officeooo:rsid="001e9613"/>
    </style:style>
    <style:style style:name="T6" style:family="text">
      <style:text-properties style:text-underline-style="none" officeooo:rsid="0049fba1"/>
    </style:style>
    <style:style style:name="T7" style:family="text">
      <style:text-properties officeooo:rsid="001e9613"/>
    </style:style>
    <style:style style:name="T8" style:family="text">
      <style:text-properties officeooo:rsid="001fe49d"/>
    </style:style>
    <style:style style:name="T9" style:family="text">
      <style:text-properties officeooo:rsid="0020b3a1"/>
    </style:style>
    <style:style style:name="T10" style:family="text">
      <style:text-properties fo:font-style="italic" style:font-style-asian="italic" style:font-style-complex="italic"/>
    </style:style>
    <style:style style:name="T11" style:family="text">
      <style:text-properties fo:font-style="italic" officeooo:rsid="002d0f2d" style:font-style-asian="italic" style:font-style-complex="italic"/>
    </style:style>
    <style:style style:name="T12" style:family="text">
      <style:text-properties fo:font-style="italic" officeooo:rsid="0035e330" style:font-style-asian="italic" style:font-style-complex="italic"/>
    </style:style>
    <style:style style:name="T13" style:family="text">
      <style:text-properties fo:font-style="italic" officeooo:rsid="00371668" style:font-style-asian="italic" style:font-style-complex="italic"/>
    </style:style>
    <style:style style:name="T14" style:family="text">
      <style:text-properties fo:font-style="italic" officeooo:rsid="003c4181" style:font-style-asian="italic" style:font-style-complex="italic"/>
    </style:style>
    <style:style style:name="T15" style:family="text">
      <style:text-properties fo:font-style="italic" officeooo:rsid="002b3f7f" style:font-style-asian="italic" style:font-style-complex="italic"/>
    </style:style>
    <style:style style:name="T16" style:family="text">
      <style:text-properties fo:font-style="italic" officeooo:rsid="0041aba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2cfe60" style:font-style-asian="normal" style:font-style-complex="normal"/>
    </style:style>
    <style:style style:name="T19" style:family="text">
      <style:text-properties fo:font-style="normal" officeooo:rsid="002d0f2d" style:font-style-asian="normal" style:font-style-complex="normal"/>
    </style:style>
    <style:style style:name="T20" style:family="text">
      <style:text-properties fo:font-style="normal" officeooo:rsid="002f4b76" style:font-style-asian="normal" style:font-style-complex="normal"/>
    </style:style>
    <style:style style:name="T21" style:family="text">
      <style:text-properties fo:font-style="normal" officeooo:rsid="002fb7d1" style:font-style-asian="normal" style:font-style-complex="normal"/>
    </style:style>
    <style:style style:name="T22" style:family="text">
      <style:text-properties fo:font-style="normal" officeooo:rsid="00349e13" style:font-style-asian="normal" style:font-style-complex="normal"/>
    </style:style>
    <style:style style:name="T23" style:family="text">
      <style:text-properties fo:font-style="normal" officeooo:rsid="0034a831" style:font-style-asian="normal" style:font-style-complex="normal"/>
    </style:style>
    <style:style style:name="T24" style:family="text">
      <style:text-properties fo:font-style="normal" officeooo:rsid="0035e330" style:font-style-asian="normal" style:font-style-complex="normal"/>
    </style:style>
    <style:style style:name="T25" style:family="text">
      <style:text-properties fo:font-style="normal" officeooo:rsid="003679dc" style:font-style-asian="normal" style:font-style-complex="normal"/>
    </style:style>
    <style:style style:name="T26" style:family="text">
      <style:text-properties fo:font-style="normal" officeooo:rsid="00371668" style:font-style-asian="normal" style:font-style-complex="normal"/>
    </style:style>
    <style:style style:name="T27" style:family="text">
      <style:text-properties fo:font-style="normal" officeooo:rsid="00376e21" style:font-style-asian="normal" style:font-style-complex="normal"/>
    </style:style>
    <style:style style:name="T28" style:family="text">
      <style:text-properties fo:font-style="normal" officeooo:rsid="003872f6" style:font-style-asian="normal" style:font-style-complex="normal"/>
    </style:style>
    <style:style style:name="T29" style:family="text">
      <style:text-properties fo:font-style="normal" officeooo:rsid="003c4181" style:font-style-asian="normal" style:font-style-complex="normal"/>
    </style:style>
    <style:style style:name="T30" style:family="text">
      <style:text-properties fo:font-style="normal" officeooo:rsid="003d73a9" style:font-style-asian="normal" style:font-style-complex="normal"/>
    </style:style>
    <style:style style:name="T31" style:family="text">
      <style:text-properties fo:font-style="normal" officeooo:rsid="003ee34b" style:font-style-asian="normal" style:font-style-complex="normal"/>
    </style:style>
    <style:style style:name="T32" style:family="text">
      <style:text-properties fo:font-style="normal" officeooo:rsid="0040e120" style:font-style-asian="normal" style:font-style-complex="normal"/>
    </style:style>
    <style:style style:name="T33" style:family="text">
      <style:text-properties fo:font-style="normal" officeooo:rsid="0041abac" style:font-style-asian="normal" style:font-style-complex="normal"/>
    </style:style>
    <style:style style:name="T34" style:family="text">
      <style:text-properties fo:font-style="normal" officeooo:rsid="004271c8" style:font-style-asian="normal" style:font-style-complex="normal"/>
    </style:style>
    <style:style style:name="T35" style:family="text">
      <style:text-properties fo:font-style="normal" officeooo:rsid="004431d3" style:font-style-asian="normal" style:font-style-complex="normal"/>
    </style:style>
    <style:style style:name="T36" style:family="text">
      <style:text-properties fo:font-style="normal" officeooo:rsid="004620e7" style:font-style-asian="normal" style:font-style-complex="normal"/>
    </style:style>
    <style:style style:name="T37" style:family="text">
      <style:text-properties fo:font-style="normal" officeooo:rsid="0048b32a" style:font-style-asian="normal" style:font-style-complex="normal"/>
    </style:style>
    <style:style style:name="T38" style:family="text">
      <style:text-properties officeooo:rsid="0022e289"/>
    </style:style>
    <style:style style:name="T39" style:family="text">
      <style:text-properties officeooo:rsid="00286509"/>
    </style:style>
    <style:style style:name="T40" style:family="text">
      <style:text-properties officeooo:rsid="002b3f7f"/>
    </style:style>
    <style:style style:name="T41" style:family="text">
      <style:text-properties officeooo:rsid="002c8d8c"/>
    </style:style>
    <style:style style:name="T42" style:family="text">
      <style:text-properties officeooo:rsid="002d0f2d"/>
    </style:style>
    <style:style style:name="T43" style:family="text">
      <style:text-properties officeooo:rsid="002fb7d1"/>
    </style:style>
    <style:style style:name="T44" style:family="text">
      <style:text-properties officeooo:rsid="0032fa8f"/>
    </style:style>
    <style:style style:name="T45" style:family="text">
      <style:text-properties officeooo:rsid="0038fd6a"/>
    </style:style>
    <style:style style:name="T46" style:family="text">
      <style:text-properties officeooo:rsid="003ae7dc"/>
    </style:style>
    <style:style style:name="T47" style:family="text">
      <style:text-properties officeooo:rsid="0041abac"/>
    </style:style>
    <style:style style:name="T48" style:family="text">
      <style:text-properties officeooo:rsid="004bcb6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500 words]</text:p>
      <text:list xml:id="list4003384352606031019" text:style-name="L7">
        <text:list-item>
          <text:p text:style-name="P24">Key things to do:</text:p>
          <text:list>
            <text:list-item>
              <text:p text:style-name="P40"><text:span text:style-name="T3">Intro paragraph summarize goals and what I did (</text:span>✓<text:span text:style-name="T45">)</text:span></text:p>
            </text:list-item>
            <text:list-item>
              <text:p text:style-name="P41">Clear up <text:span text:style-name="T46">what</text:span> is “Conflict Free” as stated in the title</text:p>
              <text:list>
                <text:list-item>
                  <text:p text:style-name="P41">Perhaps invert the history section as it's been written to this end</text:p>
                </text:list-item>
              </text:list>
            </text:list-item>
            <text:list-item>
              <text:p text:style-name="P42">Describe OT/CRDT</text:p>
            </text:list-item>
            <text:list-item>
              <text:p text:style-name="P42">Describe in slightly more detail my work</text:p>
              <text:list>
                <text:list-item>
                  <text:p text:style-name="P42">Especially, overview network simulation</text:p>
                </text:list-item>
              </text:list>
              <text:p text:style-name="P20"/>
            </text:list-item>
          </text:list>
        </text:list-item>
      </text:list>
      <text:p text:style-name="P4">This project aims to examine the trade-offs made when implementing highly distributed and concurrent document editing with Operation Transfor<text:span text:style-name="T43">mations</text:span> (OT) versus with C<text:span text:style-name="T44">onvergent</text:span> Replicated Data Types (CRDTs). To do this <text:span text:style-name="T7">I have </text:span>designed experiments which expose statistics about network usage, memory consumption, and scalability, and run these experiments on <text:span text:style-name="T7">an environment built around the open source library</text:span> ShareJS <text:span text:style-name="T8">(which implements OT)</text:span> and a comparative system I created based on <text:span text:style-name="T43">a specific</text:span> CRDT. <text:span text:style-name="T40">The system meets the originally proposed goals of implementing a concurrent text editor based on CRDTs which passes all tests for correctness, and collecting quantitative results from identical experiments run on both systems. These results are discussed in the [</text:span><text:span text:style-name="T15">section ref</text:span><text:span text:style-name="T40">] 'Evaluation' section.</text:span></text:p>
      <text:p text:style-name="P22"/>
      <text:p text:style-name="P35"><text:span text:style-name="T2">*Realtime collaborative editing </text:span><text:span text:style-name="T4">was first motivated by a demonstration in</text:span><text:span text:style-name="T2"> the Mother of All Demos by</text:span> Douglas Engelbart <text:span text:style-name="T42">in 1968 [</text:span><text:span text:style-name="T11">citation needed</text:span><text:span text:style-name="T19">]. From that time, it took several decades for implementations of such editing systems to appear. Early products appeared in the 1990's, and </text:span><text:span text:style-name="T20">the 1989 paper by </text:span><text:span text:style-name="T21">G</text:span><text:span text:style-name="T20">ibbs and Ellis [</text:span><text:span text:style-name="T11">citation</text:span><text:span text:style-name="T20">] marked the beginning of </text:span><text:span text:style-name="T21">extended research into </text:span><text:span text:style-name="T22">operational</text:span><text:span text:style-name="T21"> transformations. </text:span><text:span text:style-name="T22">Due to almost 20 years of research, OT is a relatively developed field of research and has been applied to products that are commonly used. The most familiar of these is likely to be Google Docs, which seems to behave in a predictable and well understood way. </text:span><text:span text:style-name="T23">One reason Google Docs is so widely used might be that it follows users' expectations for how a concurrent, multi-user document editor should work. </text:span><text:span text:style-name="T32">Importantly, this</text:span><text:span text:style-name="T23"> includes no locking and dependence on a fast connection, no loss of data, and the expectation that everyone ends up with the same document when changes are complete. These are in fact the goals around which OT and CRDTs </text:span><text:span text:style-name="T24">have</text:span><text:span text:style-name="T23"> developed.</text:span></text:p>
      <text:p text:style-name="P35"/>
      <text:p text:style-name="P38"><text:span text:style-name="T33">The convergence, </text:span><text:span text:style-name="T34">or consistency </text:span><text:span text:style-name="T35">[correct – are equivalent?],</text:span><text:span text:style-name="T33"> property above turns out to the hardest to provide – it is easy to create a system where the last writer wins, but data is lost in the process. In a distributed system </text:span><text:span text:style-name="T34">such as a shared text editor, t</text:span><text:span text:style-name="T17">he CAP theorem tells us we cannot guarantee all three of consistency, availability, and partition-tolerance [</text:span><text:span text:style-name="T10">citation</text:span><text:span text:style-name="T17">]. However, if we forgo </text:span><text:span text:style-name="T10">strong</text:span><text:span text:style-name="T17"> consistency guarantees and settle for eventual consistency, we are able </text:span><text:span text:style-name="T36">provide</text:span><text:span text:style-name="T17"> all three [</text:span><text:a xlink:type="simple" xlink:href="http://gun.js.org/distributed/matters.html"><text:span text:style-name="T17">http://gun.js.org/distributed/matters.html</text:span></text:a><text:span text:style-name="T17">]. However, </text:span><text:span text:style-name="T36">achieving</text:span><text:span text:style-name="T17"> eventual consistency is non-trivial. Operational transformations, </text:span><text:span text:style-name="T25">if designed and implemented correctly, </text:span><text:span text:style-name="T36">accomplish</text:span><text:span text:style-name="T25"> this by </text:span><text:span text:style-name="T26">recording changes made locally to the data at the moment the user submits them. These operations are sent to the server, which linearizes [GB?] and forwards them to other clients. These clients transform incoming operations against locally made changes in a way that guarantees both the sender and the receiver end up with [wording] the same data. A simple example is a </text:span><text:span text:style-name="T36">shared </text:span><text:span text:style-name="T26">string 'rain', into which client A inserts 'b' at index 0, which I will denote ('b', 0), resulting in 'brain'. Client B concurrently inserts 's' at index 4 (resulting in 'rains'). Once the operations are exchanged, client A must transform B's operation from ('s', 4) to ('s', 5), while client B can simply insert ('b', 0). This way, both clients converge to 'brains'. These transformations can become complex, and are difficult to implement correctly [</text:span><text:span text:style-name="T13">cite Joseph Gentle</text:span><text:span text:style-name="T26">]. However, once the transformation is complete, the data is ready and contains no </text:span><text:span text:style-name="T36">meta information</text:span><text:span text:style-name="T26"> or otherwise. </text:span></text:p>
      <text:p text:style-name="P35"><text:soft-page-break/></text:p>
      <text:p text:style-name="P37"><text:span text:style-name="T17">**CRDTs, which </text:span><text:span text:style-name="T27">were first formalized </text:span><text:span text:style-name="T24">in a 2007 paper [</text:span><text:span text:style-name="T12">citation</text:span><text:span text:style-name="T27">], on the other hand trade complex algorithms for a more complex data structure, with metadata such as timestamps. </text:span><text:span text:style-name="T28">Rather than relying on a serial order provided by a server, or complex logic to transform operations against each other, operations are tagged with totally ordered identifiers which allow us to extract the data in the intended [unclear?] form</text:span><text:span text:style-name="T29"> – for example, a string wil</text:span><text:span text:style-name="T33">l be represented as a set of tagged characters</text:span><text:span text:style-name="T29">, so they may be read out of the CRDT </text:span><text:span text:style-name="T37">according to the tag ordering</text:span><text:span text:style-name="T29">. As a result of the total ordering, as long as no changes are lost, all clients are guaranteed to converge to the correct, ordered result. CRDTs have limitations: operations must be commutative [</text:span><text:span text:style-name="T14">citation needed]</text:span><text:span text:style-name="T29">, </text:span><text:span text:style-name="T30">and the set of CRDT states is partially ordered </text:span><text:span text:style-name="T33">[</text:span><text:span text:style-name="T30">___??___</text:span><text:span text:style-name="T33">]</text:span><text:span text:style-name="T30">. </text:span><text:span text:style-name="T33">For the purpose of </text:span><text:span text:style-name="T31">text editing, one can develop perfectly adequate CRDTs.</text:span></text:p>
      <text:p text:style-name="P33"/>
      <text:p text:style-name="P43"><text:span text:style-name="T47">For this project, I developed a real time collaborative text editor around a specific CRDT, described in the Preparation [</text:span><text:span text:style-name="T16">section ref</text:span><text:span text:style-name="T47">] section. In contrast to the OT-based library ShareJS, my system</text:span><text:span text:style-name="T5"> also runs on a peer to peer network architecture </text:span><text:span text:style-name="T6">instead of a traditional client-server model</text:span><text:span text:style-name="T5">. The lack of a server reduces the number of stateful parts in the overall system, at the expense of more complex networking. I managed this complexity by beginning with a simulated peer to peer architecture. The simulation allows me to control the precise topology, link latencies, and protocol and explore advantages and disadvantages of using a P2P approach. Implementing a real P2P network stack based on WebRTC is an optional extension [___ </text:span><text:span text:style-name="T6">fill in</text:span><text:span text:style-name="T5">___].</text:span></text:p>
      <text:p text:style-name="P21"/>
      <text:p text:style-name="P21"/>
      <text:p text:style-name="P21">– – – – </text:p>
      <text:p text:style-name="P25">[paragraph that doesn't really fit anywhere well but has important ideas]</text:p>
      <text:p text:style-name="P25">It may seem that conflict between users' operations is inevitable. And indeed, if one had a shared single data cell, into which users write different information, one user's choice must win. One approach might be to insert both values into the cell and let the users resolve the conflict. With text editing, we define conflicts as actions that would traditionally result in data loss – for example if both users write different values into index 0 of our string buffer. <text:span text:style-name="T48">With both OT and CRDTs, we resolve this by inserting both users' values into the string buffer, one after the other. This matches the expectation that no data is lost, the difficult then returns to achieving convergence on all the clients. One user's data must 'win' in terms of being inserted before the other, which may still be be perceived as conflict by the user. However, on the algorithmic level, conflict has been avoided.</text:span></text:p>
      <text:p text:style-name="P21"/>
      <text:list xml:id="list4861701780745625777" text:style-name="L6">
        <text:list-item>
          <text:p text:style-name="P39"><text:span text:style-name="T23">could either stand for Convergent Replicated Data Types or Conflict-free Replicated Data Types, </text:span></text:p>
        </text:list-item>
      </text:list>
      <text:list xml:id="list8509642186588348532" text:style-name="L5">
        <text:list-item>
          <text:p text:style-name="P34"><text:span text:style-name="T19">R</text:span><text:span text:style-name="T17">efer to paper 'Regional Undo...' for user preference for local undo/global undo/ other preferences</text:span></text:p>
        </text:list-item>
        <text:list-item>
          <text:p text:style-name="P34"><text:span text:style-name="T17">Refer to paper 'CRDT Supporting Selective Undo' at some point</text:span></text:p>
        </text:list-item>
        <text:list-item>
          <text:p text:style-name="P36">CRDTs are conflict-free it only means that two edits can commute (be applied in any order)</text:p>
        </text:list-item>
        <text:list-item>
          <text:p text:style-name="P23">CRDT = Conflict Free RDT = Convergent RDT !!!!</text:p>
        </text:list-item>
      </text:list>
      <text:p text:style-name="P4">*<text:span text:style-name="T38">Argue that OT and CRDT came out of the desire to have conflict free document editing</text:span></text:p>
      <text:list xml:id="list2380029610144886339" text:style-name="L1">
        <text:list-item>
          <text:p text:style-name="P9">The original inspiration and demostration of “real time” collaborative editing came out of 'The Mother of All Demos' (<text:a xlink:type="simple" xlink:href="https://en.wikipedia.org/wiki/The_Mother_of_All_Demos">https://en.wikipedia.org/wiki/The_Mother_of_All_Demos</text:a> – need a better source for the fact that it had collaborative editing) in 1968</text:p>
        </text:list-item>
        <text:list-item>
          <text:p text:style-name="P9">Implementations took until about 1990 to start appearing</text:p>
        </text:list-item>
        <text:list-item>
          <text:p text:style-name="P10"><text:span text:style-name="T39">[optional] </text:span>Basic versions used locking and hoped that latencies were low enough =&gt; not good enough for users</text:p>
          <text:list>
            <text:list-item>
              <text:p text:style-name="P9"><text:soft-page-break/><text:a xlink:type="simple" xlink:href="https://en.wikipedia.org/wiki/Collaborative_real-time_editor">https://en.wikipedia.org/wiki/Collaborative_real-time_editor</text:a></text:p>
            </text:list-item>
          </text:list>
        </text:list-item>
        <text:list-item>
          <text:p text:style-name="P10">Arguably the most used real time editing environment nowadays is Google Docs. </text:p>
          <text:list>
            <text:list-item>
              <text:p text:style-name="P10">This is built on top of OT</text:p>
            </text:list-item>
            <text:list-item>
              <text:p text:style-name="P10">Users seem to be relatively happy, presumably because:</text:p>
              <text:list>
                <text:list-item>
                  <text:p text:style-name="P10">Any user can edit document at any time, anywhere without locking</text:p>
                </text:list-item>
                <text:list-item>
                  <text:p text:style-name="P10">Their own edits never get lost</text:p>
                </text:list-item>
                <text:list-item>
                  <text:p text:style-name="P10">Everyone ends up with the same result after quiescence has been reached</text:p>
                </text:list-item>
              </text:list>
            </text:list-item>
          </text:list>
        </text:list-item>
        <text:list-item>
          <text:p text:style-name="P11">Active research area since the 90's, with CRDT's appearing formally in 2007</text:p>
        </text:list-item>
      </text:list>
      <text:p text:style-name="P4"/>
      <text:p text:style-name="P5">**background about CRDT and OT</text:p>
      <text:list xml:id="list5411960420126207293" text:style-name="L2">
        <text:list-item>
          <text:p text:style-name="P12">Basic CRDT structure, and transforms principle</text:p>
        </text:list-item>
        <text:list-item>
          <text:p text:style-name="P12">OT requires server to “serialize” order, very difficult to reconcile without it</text:p>
        </text:list-item>
        <text:list-item>
          <text:p text:style-name="P12">CRDT has an order defined by the timestamping/lamport clock</text:p>
        </text:list-item>
        <text:list-item>
          <text:p text:style-name="P12">Tradeoff between CRDT memory/structural complexity and OT processing and complexity</text:p>
        </text:list-item>
        <text:list-item>
          <text:p text:style-name="P12"><text:line-break/></text:p>
        </text:list-item>
      </text:list>
      <text:p text:style-name="P4"/>
      <text:p text:style-name="P6"/>
      <text:p text:style-name="P6"/>
      <text:p text:style-name="P4"/>
      <text:p text:style-name="P44">Preparation [~2,500 words]</text:p>
      <text:list xml:id="list104018151949084" text:continue-numbering="true" text:style-name="L2">
        <text:list-item>
          <text:p text:style-name="P14">High level introduction about this project</text:p>
          <text:list>
            <text:list-item>
              <text:p text:style-name="P13"><text:span text:style-name="T41">[Background in introduction?] Hypotheses:</text:span>High level advantages of <text:span text:style-name="T9">CRDT vs OT – expect memory consumption to be higher for CRDT but growth roughly similar (relatively high constant though...), lower latencies, similar network usage</text:span></text:p>
            </text:list-item>
          </text:list>
        </text:list-item>
        <text:list-item>
          <text:p text:style-name="P14">High level introduction about P2P and its advantages</text:p>
          <text:list>
            <text:list-item>
              <text:p text:style-name="P15"><text:span text:style-name="T41">i</text:span>nherent advantages of using P2P vs Client-Server: <text:span text:style-name="T10">privacy</text:span><text:span text:style-name="T17">, file storage and retrieval, congestion (less relevant, small packets and not particularly a focus since my broadcast simulation will die), roboustness/downtime, cost/environment</text:span></text:p>
            </text:list-item>
          </text:list>
        </text:list-item>
      </text:list>
      <text:p text:style-name="P26">[500 words]</text:p>
      <text:list xml:id="list104018161676337" text:continue-numbering="true" text:style-name="L2">
        <text:list-item>
          <text:p text:style-name="P28">Preparation for implementation</text:p>
          <text:list>
            <text:list-item>
              <text:p text:style-name="P28">Introduction to CRDT by Martin</text:p>
            </text:list-item>
            <text:list-item>
              <text:p text:style-name="P28">Development on paper – sort out hard cases (conflict)</text:p>
            </text:list-item>
            <text:list-item>
              <text:p text:style-name="P28">Sort out development environment</text:p>
              <text:list>
                <text:list-item>
                  <text:p text:style-name="P28">Discuss Typescript, npm, babel, etc.</text:p>
                </text:list-item>
                <text:list-item>
                  <text:p text:style-name="P28">Git</text:p>
                </text:list-item>
              </text:list>
            </text:list-item>
            <text:list-item>
              <text:p text:style-name="P28">ShareJS refresher</text:p>
            </text:list-item>
            <text:list-item>
              <text:p text:style-name="P27">Planning network protocol</text:p>
              <text:list>
                <text:list-item>
                  <text:p text:style-name="P27">Network visualization</text:p>
                  <text:list>
                    <text:list-item>
                      <text:p text:style-name="P27">Ended up being non-vital, but helped with debugging</text:p>
                    </text:list-item>
                    <text:list-item>
                      <text:p text:style-name="P27">Examined various different libraries but settled on D3, even though relatively heavy</text:p>
                    </text:list-item>
                  </text:list>
                </text:list-item>
                <text:list-item>
                  <text:p text:style-name="P27">Decision to implement a general network topology to be able to examine different scenarios</text:p>
                </text:list-item>
                <text:list-item>
                  <text:p text:style-name="P14"><text:span text:style-name="T17">Decision to use broadcast as network protocol as a </text:span><text:span text:style-name="T18">simplification</text:span></text:p>
                </text:list-item>
              </text:list>
            </text:list-item>
          </text:list>
        </text:list-item>
      </text:list>
      <text:p text:style-name="P26">[1000 words]</text:p>
      <text:list xml:id="list104018051941552" text:continue-numbering="true" text:style-name="L2">
        <text:list-item>
          <text:p text:style-name="P28">Make sure to clear up any extra information they need to understand OT/CRDTs</text:p>
          <text:list>
            <text:list-item>
              <text:p text:style-name="P27">Discuss some literature about CRDTs</text:p>
              <text:list>
                <text:list-item>
                  <text:p text:style-name="P27">Treedoc is a well written paper, accessible etc.</text:p>
                </text:list-item>
              </text:list>
            </text:list-item>
            <text:list-item>
              <text:p text:style-name="P27">notion of implementing a concurrently modified linked list that represents a sequence of text</text:p>
            </text:list-item>
            <text:list-item>
              <text:p text:style-name="P27">versus keeping a block of text and transforming text inserts into the correct location</text:p>
            </text:list-item>
          </text:list>
        </text:list-item>
      </text:list>
      <text:p text:style-name="P8">[500 words]</text:p>
      <text:p text:style-name="P7"/>
      <text:p text:style-name="P29"/>
      <text:p text:style-name="P1"/>
      <text:p text:style-name="P1">Implementation [~4,500 words]</text:p>
      <text:p text:style-name="P3"/>
      <text:p text:style-name="P1">Evaluation [~2,000 words]</text:p>
      <text:p text:style-name="P3"/>
      <text:p text:style-name="P1">Conclusion [~500 words]</text:p>
      <text:p text:style-name="P3"/>
      <text:p text:style-name="P3"/>
      <text:p text:style-name="P3"/>
      <text:p text:style-name="P2">Misc notes</text:p>
      <text:list xml:id="list8323570939965291090" text:style-name="L3">
        <text:list-item>
          <text:p text:style-name="P16">causal/total ordering reference to our 1B course:</text:p>
          <text:list>
            <text:list-item>
              <text:p text:style-name="P30"><text:a xlink:type="simple" xlink:href="http://www.cl.cam.ac.uk/teaching/1617/ConcDisSys/2017-DistributedSystems-1B-L4-handout.pdf"><text:span text:style-name="T1">http://www.cl.cam.ac.uk/teaching/1617/ConcDisSys/2017-DistributedSystems-1B-L4-handout.pdf</text:span></text:a></text:p>
            </text:list-item>
            <text:list-item>
              <text:p text:style-name="P16">lamport clock enforces causal ordering; client ID breaks ties =&gt; imposes total order (but not <text:soft-page-break/>necessarily a happens-before order given an omniscient view)</text:p>
            </text:list-item>
          </text:list>
        </text:list-item>
        <text:list-item>
          <text:p text:style-name="P31"><text:a xlink:type="simple" xlink:href="https://github.com/aphyr/meangirls#lww-element-set"><text:span text:style-name="T1">https://github.com/aphyr/meangirls#lww-element-set</text:span></text:a></text:p>
          <text:list>
            <text:list-item>
              <text:p text:style-name="P18">Implementation/reference for various basic CRDT's</text:p>
            </text:list-item>
          </text:list>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4:00:55.134120313</meta:creation-date>
    <meta:generator>LibreOffice/4.2.8.2$Linux_X86_64 LibreOffice_project/420m0$Build-2</meta:generator>
    <dc:date>2017-02-23T10:40:17.140331226</dc:date>
    <meta:editing-duration>P1DT3H39M23S</meta:editing-duration>
    <meta:editing-cycles>32</meta:editing-cycles>
    <meta:document-statistic meta:table-count="0" meta:image-count="0" meta:object-count="0" meta:page-count="5" meta:paragraph-count="75" meta:word-count="1596" meta:character-count="10138" meta:non-whitespace-character-count="8655"/>
  </office:meta>
</office:document-meta>
</file>